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4.3cm" svg:x="12.428cm" svg:y="6.048cm">
          <text:p text:style-name="P1">INS/GP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1cm" svg:height="3.6cm" svg:x="14.2cm" svg:y="12.5cm">
          <text:p text:style-name="P2"><text:span text:style-name="T1">IMU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2" draw:layer="layout" svg:x1="16cm" svg:y1="12.5cm" svg:x2="16cm" svg:y2="10.3cm">
          <text:p/>
        </draw:line>
        <draw:custom-shape draw:style-name="gr1" draw:text-style-name="P1" draw:layer="layout" svg:width="2cm" svg:height="1.6cm" svg:x="15.4cm" svg:y="2.7cm">
          <text:p text:style-name="P1">Port 435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2" draw:layer="layout" svg:x1="16.4cm" svg:y1="6cm" svg:x2="16.3cm" svg:y2="4.2cm">
          <text:p/>
        </draw:line>
        <draw:custom-shape draw:style-name="gr1" draw:text-style-name="P1" draw:layer="layout" svg:width="6.6cm" svg:height="4.4cm" svg:x="4.1cm" svg:y="6cm">
          <text:p text:style-name="P1">Interconn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1cm" svg:height="1.7cm" svg:x="6.2cm" svg:y="2.9cm">
          <text:p text:style-name="P2"><text:span text:style-name="T1">Port 435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4.9cm" svg:height="3.2cm" svg:x="4.8cm" svg:y="12.7cm">
          <text:p text:style-name="P1">FLARM / GPS / Logg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2" draw:layer="layout" svg:x1="7.5cm" svg:y1="12.8cm" svg:x2="7.5cm" svg:y2="10.3cm">
          <text:p/>
        </draw:line>
        <draw:line draw:style-name="gr2" draw:text-style-name="P2" draw:layer="layout" svg:x1="10.6cm" svg:y1="8.2cm" svg:x2="12.5cm" svg:y2="8.2cm">
          <text:p/>
        </draw:line>
        <draw:line draw:style-name="gr3" draw:text-style-name="P2" draw:layer="layout" svg:x1="7.5cm" svg:y1="6cm" svg:x2="7.4cm" svg:y2="4.5cm">
          <text:p/>
        </draw:line>
        <draw:line draw:style-name="gr4" draw:text-style-name="P2" draw:layer="layout" svg:x1="7.5cm" svg:y1="10.4cm" svg:x2="10.8cm" svg:y2="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Bradshaw</meta:initial-creator>
    <meta:creation-date>2015-11-27T13:07:10</meta:creation-date>
    <dc:date>2015-11-27T13:24:06</dc:date>
    <dc:creator>Peter Bradshaw</dc:creator>
    <meta:editing-duration>PT3M17S</meta:editing-duration>
    <meta:editing-cycles>3</meta:editing-cycles>
    <meta:generator>LibreOffice/3.5$Linux_X86_64 LibreOffice_project/350m1$Build-2</meta:generator>
    <meta:document-statistic meta:object-count="12"/>
  </office:meta>
</office:document-meta>
</file>